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2.966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4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1.6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5cm" fo:min-width="2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2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cm" svg:height="2cm" svg:x="1cm" svg:y="2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cm" svg:height="2cm" svg:x="16cm" svg:y="2cm">
          <text:p text:style-name="P1">Bibliothèqu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9cm" svg:height="2cm" svg:x="8.05cm" svg:y="2cm">
          <text:p text:style-name="P1">Empr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cm" svg:y1="3cm" svg:x2="8.05cm" svg:y2="3cm" draw:start-shape="id1" draw:start-glue-point="1" draw:end-shape="id2" draw:end-glue-point="6" svg:d="M5000 3000h3050" svg:viewBox="0 0 3051 1">
          <text:p/>
        </draw:connector>
        <draw:connector draw:style-name="gr3" draw:text-style-name="P2" draw:layer="layout" draw:type="line" svg:x1="12.95cm" svg:y1="3cm" svg:x2="16cm" svg:y2="3cm" draw:start-shape="id2" draw:start-glue-point="10" draw:end-shape="id3" draw:end-glue-point="3" svg:d="M12950 3000h3050" svg:viewBox="0 0 3051 1">
          <text:p/>
        </draw:connector>
        <draw:custom-shape draw:style-name="gr4" draw:text-style-name="P1" xml:id="id4" draw:id="id4" draw:layer="layout" svg:width="5cm" svg:height="2cm" svg:x="8cm" svg:y="6cm">
          <text:p text:style-name="P1">Documen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0.5cm" svg:y1="4cm" svg:x2="10.5cm" svg:y2="6cm" draw:start-shape="id2" draw:start-glue-point="8" draw:end-shape="id4" draw:end-glue-point="0" svg:d="M10500 4000v2000" svg:viewBox="0 0 1 2001">
          <text:p/>
        </draw:connector>
        <draw:custom-shape draw:style-name="gr5" draw:text-style-name="P1" xml:id="id5" draw:id="id5" draw:layer="layout" svg:width="3cm" svg:height="2cm" svg:x="1cm" svg:y="10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3cm" svg:height="2cm" svg:x="17cm" svg:y="10cm">
          <text:p text:style-name="P1">Bibliothèque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cm" svg:height="2cm" svg:x="9cm" svg:y="16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3cm" svg:height="2cm" svg:x="13.001cm" svg:y="10.001cm">
          <text:p text:style-name="P1">A lien</text:p>
          <text:p text:style-name="P1">da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3cm" svg:height="2cm" svg:x="5.002cm" svg:y="10.002cm">
          <text:p text:style-name="P1">Réali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9" draw:id="id9" draw:layer="layout" svg:width="3cm" svg:height="2cm" svg:x="9.001cm" svg:y="13.001cm">
          <text:p text:style-name="P1">Concer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cm" svg:y1="11cm" svg:x2="5.002cm" svg:y2="11.002cm" draw:start-shape="id5" draw:start-glue-point="1" draw:end-shape="id6" draw:end-glue-point="6" svg:d="M4000 11000l1002 2" svg:viewBox="0 0 1003 3">
          <text:p/>
        </draw:connector>
        <draw:connector draw:style-name="gr3" draw:text-style-name="P2" draw:layer="layout" draw:type="line" svg:x1="8.002cm" svg:y1="11.002cm" svg:x2="9cm" svg:y2="11cm" draw:start-shape="id6" draw:start-glue-point="10" svg:d="M8002 11002l998-2" svg:viewBox="0 0 999 3">
          <text:p/>
        </draw:connector>
        <draw:connector draw:style-name="gr3" draw:text-style-name="P2" draw:layer="layout" draw:type="line" svg:x1="12cm" svg:y1="11cm" svg:x2="13.001cm" svg:y2="11.001cm" draw:end-shape="id7" draw:end-glue-point="6" svg:d="M12000 11000l1001 1" svg:viewBox="0 0 1002 2">
          <text:p/>
        </draw:connector>
        <draw:connector draw:style-name="gr3" draw:text-style-name="P2" draw:layer="layout" draw:type="line" svg:x1="16.001cm" svg:y1="11.001cm" svg:x2="17cm" svg:y2="11cm" draw:start-shape="id7" draw:start-glue-point="10" draw:end-shape="id8" draw:end-glue-point="3" svg:d="M16001 11001l999-1" svg:viewBox="0 0 1000 2">
          <text:p/>
        </draw:connector>
        <draw:connector draw:style-name="gr3" draw:text-style-name="P2" draw:layer="layout" draw:type="line" svg:x1="10.5cm" svg:y1="12cm" svg:x2="10.501cm" svg:y2="13.001cm" draw:end-shape="id9" draw:end-glue-point="4" svg:d="M10500 12000l1 1001" svg:viewBox="0 0 2 1002">
          <text:p/>
        </draw:connector>
        <draw:connector draw:style-name="gr3" draw:text-style-name="P2" draw:layer="layout" draw:type="line" svg:x1="10.501cm" svg:y1="15.001cm" svg:x2="10.5cm" svg:y2="16cm" draw:start-shape="id9" draw:start-glue-point="8" draw:end-shape="id10" draw:end-glue-point="0" svg:d="M10501 15001l-1 999" svg:viewBox="0 0 2 1000">
          <text:p/>
        </draw:connector>
        <draw:custom-shape draw:style-name="gr5" draw:text-style-name="P1" draw:layer="layout" svg:width="3cm" svg:height="2cm" svg:x="9cm" svg:y="10cm">
          <text:p text:style-name="P1">Emprunt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cm" svg:height="0.962cm" svg:x="1cm" svg:y="1cm">
          <draw:text-box>
            <text:p>(1)</text:p>
          </draw:text-box>
        </draw:frame>
        <draw:frame draw:style-name="gr7" draw:text-style-name="P3" draw:layer="layout" svg:width="2cm" svg:height="0.962cm" svg:x="1cm" svg:y="1cm">
          <draw:text-box>
            <text:p>(1)</text:p>
          </draw:text-box>
        </draw:frame>
        <draw:frame draw:style-name="gr7" draw:text-style-name="P3" draw:layer="layout" svg:width="2cm" svg:height="0.962cm" svg:x="1cm" svg:y="9cm">
          <draw:text-box>
            <text:p>(2)</text:p>
          </draw:text-box>
        </draw:frame>
        <draw:frame draw:style-name="gr7" draw:text-style-name="P3" draw:layer="layout" svg:width="2cm" svg:height="0.962cm" svg:x="1cm" svg:y="19cm">
          <draw:text-box>
            <text:p>(3)</text:p>
          </draw:text-box>
        </draw:frame>
        <draw:custom-shape draw:style-name="gr1" draw:text-style-name="P1" xml:id="id11" draw:id="id11" draw:layer="layout" svg:width="4cm" svg:height="2cm" svg:x="1cm" svg:y="20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cm" svg:height="2cm" svg:x="16cm" svg:y="20cm">
          <text:p text:style-name="P1">Bibliothèque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4.9cm" svg:height="2cm" svg:x="8.05cm" svg:y="20cm">
          <text:p text:style-name="P1">Empr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cm" svg:y1="21cm" svg:x2="8.05cm" svg:y2="21cm" draw:start-shape="id11" draw:start-glue-point="1" draw:end-shape="id12" draw:end-glue-point="6" svg:d="M5000 21000h3050" svg:viewBox="0 0 3051 1">
          <text:p/>
        </draw:connector>
        <draw:connector draw:style-name="gr3" draw:text-style-name="P2" draw:layer="layout" draw:type="line" svg:x1="12.95cm" svg:y1="21cm" svg:x2="16cm" svg:y2="21cm" draw:start-shape="id12" draw:start-glue-point="10" draw:end-shape="id13" draw:end-glue-point="3" svg:d="M12950 21000h3050" svg:viewBox="0 0 3051 1">
          <text:p/>
        </draw:connector>
        <draw:frame draw:style-name="gr7" draw:text-style-name="P4" draw:layer="layout" svg:width="2cm" svg:height="0.962cm" svg:x="5.5cm" svg:y="20cm">
          <draw:text-box>
            <text:p text:style-name="P1">0, *</text:p>
          </draw:text-box>
        </draw:frame>
        <draw:frame draw:style-name="gr7" draw:text-style-name="P3" draw:layer="layout" svg:width="2cm" svg:height="0.962cm" svg:x="13.5cm" svg:y="20cm">
          <draw:text-box>
            <text:p text:style-name="P1">1, *</text:p>
          </draw:text-box>
        </draw:frame>
        <draw:frame draw:style-name="gr7" draw:text-style-name="P3" draw:layer="layout" svg:width="2cm" svg:height="0.962cm" svg:x="1cm" svg:y="23.001cm">
          <draw:text-box>
            <text:p>(4)</text:p>
          </draw:text-box>
        </draw:frame>
        <draw:custom-shape draw:style-name="gr1" draw:text-style-name="P1" xml:id="id14" draw:id="id14" draw:layer="layout" svg:width="4cm" svg:height="2cm" svg:x="1cm" svg:y="24.001cm">
          <text:p text:style-name="P1">Œuvre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4cm" svg:height="2cm" svg:x="16cm" svg:y="24.001cm">
          <text:p text:style-name="P1">Exemplaire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4.9cm" svg:height="2cm" svg:x="8.05cm" svg:y="24.001cm">
          <text:p text:style-name="P1">Ti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cm" svg:y1="25.001cm" svg:x2="8.05cm" svg:y2="25.001cm" draw:start-shape="id14" draw:start-glue-point="1" draw:end-shape="id15" draw:end-glue-point="6" svg:d="M5000 25001h3050" svg:viewBox="0 0 3051 1">
          <text:p/>
        </draw:connector>
        <draw:connector draw:style-name="gr3" draw:text-style-name="P2" draw:layer="layout" draw:type="line" svg:x1="12.95cm" svg:y1="25.001cm" svg:x2="16cm" svg:y2="25.001cm" draw:start-shape="id15" draw:start-glue-point="10" draw:end-shape="id16" draw:end-glue-point="3" svg:d="M12950 25001h3050" svg:viewBox="0 0 3051 1">
          <text:p/>
        </draw:connector>
        <draw:frame draw:style-name="gr7" draw:text-style-name="P4" draw:layer="layout" svg:width="2cm" svg:height="0.962cm" svg:x="5.5cm" svg:y="24.001cm">
          <draw:text-box>
            <text:p text:style-name="P1">1, *</text:p>
          </draw:text-box>
        </draw:frame>
        <draw:frame draw:style-name="gr7" draw:text-style-name="P3" draw:layer="layout" svg:width="2cm" svg:height="0.962cm" svg:x="13.5cm" svg:y="24.001cm">
          <draw:text-box>
            <text:p text:style-name="P1">1, 1</text:p>
          </draw:text-box>
        </draw:frame>
      </draw:page>
      <draw:page draw:name="page2" draw:style-name="dp1" draw:master-page-name="Default">
        <draw:frame draw:style-name="gr7" draw:text-style-name="P3" draw:layer="layout" svg:width="2cm" svg:height="0.962cm" svg:x="1cm" svg:y="1.001cm">
          <draw:text-box>
            <text:p>(5)</text:p>
          </draw:text-box>
        </draw:frame>
        <draw:custom-shape draw:style-name="gr1" draw:text-style-name="P1" xml:id="id17" draw:id="id17" draw:layer="layout" svg:width="4cm" svg:height="2cm" svg:x="1cm" svg:y="2.001cm">
          <text:p text:style-name="P1">Exemplaire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4cm" svg:height="2cm" svg:x="16cm" svg:y="2.001cm">
          <text:p text:style-name="P1">Référence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4.9cm" svg:height="2cm" svg:x="8.05cm" svg:y="2.001cm">
          <text:p text:style-name="P1">Est référencé p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cm" svg:y1="3.001cm" svg:x2="8.05cm" svg:y2="3.001cm" draw:start-shape="id17" draw:start-glue-point="1" draw:end-shape="id18" draw:end-glue-point="6" svg:d="M5000 3001h3050" svg:viewBox="0 0 3051 1">
          <text:p/>
        </draw:connector>
        <draw:connector draw:style-name="gr3" draw:text-style-name="P2" draw:layer="layout" draw:type="line" svg:x1="12.95cm" svg:y1="3.001cm" svg:x2="16cm" svg:y2="3.001cm" draw:start-shape="id18" draw:start-glue-point="10" draw:end-shape="id19" draw:end-glue-point="3" svg:d="M12950 3001h3050" svg:viewBox="0 0 3051 1">
          <text:p/>
        </draw:connector>
        <draw:frame draw:style-name="gr7" draw:text-style-name="P3" draw:layer="layout" svg:width="2cm" svg:height="0.962cm" svg:x="1cm" svg:y="5.002cm">
          <draw:text-box>
            <text:p>(6)</text:p>
          </draw:text-box>
        </draw:frame>
        <draw:custom-shape draw:style-name="gr1" draw:text-style-name="P1" xml:id="id20" draw:id="id20" draw:layer="layout" svg:width="4cm" svg:height="2cm" svg:x="1cm" svg:y="6.002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4cm" svg:height="2cm" svg:x="16cm" svg:y="6.002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4.9cm" svg:height="2cm" svg:x="8.05cm" svg:y="6.002cm">
          <text:p text:style-name="P1"><text:span text:style-name="T1">Écriture</text:span></text:p>
          <text:p text:style-name="P5">- 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5cm" svg:y1="7.002cm" svg:x2="8.05cm" svg:y2="7.002cm" draw:start-shape="id20" draw:start-glue-point="1" draw:end-shape="id21" draw:end-glue-point="6" svg:d="M5000 7002h3050" svg:viewBox="0 0 3051 1">
          <text:p/>
        </draw:connector>
        <draw:connector draw:style-name="gr3" draw:text-style-name="P2" draw:layer="layout" draw:type="line" svg:x1="12.95cm" svg:y1="7.002cm" svg:x2="16cm" svg:y2="7.002cm" draw:start-shape="id21" draw:start-glue-point="10" draw:end-shape="id22" draw:end-glue-point="3" svg:d="M12950 7002h3050" svg:viewBox="0 0 3051 1">
          <text:p/>
        </draw:connector>
        <draw:frame draw:style-name="gr7" draw:text-style-name="P4" draw:layer="layout" svg:width="2cm" svg:height="0.962cm" svg:x="5.5cm" svg:y="6.001cm">
          <draw:text-box>
            <text:p text:style-name="P1">0, *</text:p>
          </draw:text-box>
        </draw:frame>
        <draw:frame draw:style-name="gr7" draw:text-style-name="P3" draw:layer="layout" svg:width="2cm" svg:height="0.962cm" svg:x="13.5cm" svg:y="6cm">
          <draw:text-box>
            <text:p text:style-name="P1">1, *</text:p>
          </draw:text-box>
        </draw:frame>
        <draw:custom-shape draw:style-name="gr5" draw:text-style-name="P1" xml:id="id23" draw:id="id23" draw:layer="layout" svg:width="3cm" svg:height="2cm" svg:x="1.013cm" svg:y="10.001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5" draw:text-style-name="P1" xml:id="id26" draw:id="id26" draw:layer="layout" svg:width="3cm" svg:height="2cm" svg:x="17.013cm" svg:y="10.001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6" draw:text-style-name="P1" xml:id="id25" draw:id="id25" draw:layer="layout" svg:width="3cm" svg:height="2cm" svg:x="13.014cm" svg:y="10.002cm">
          <text:p text:style-name="P1">Concer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4" draw:id="id24" draw:layer="layout" svg:width="3cm" svg:height="2cm" svg:x="5.015cm" svg:y="10.003cm">
          <text:p text:style-name="P1">Participe 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013cm" svg:y1="11.001cm" svg:x2="5.015cm" svg:y2="11.003cm" draw:start-shape="id23" draw:start-glue-point="1" draw:end-shape="id24" draw:end-glue-point="6" svg:d="M4013 11001l1002 2" svg:viewBox="0 0 1003 3">
          <text:p/>
        </draw:connector>
        <draw:connector draw:style-name="gr3" draw:text-style-name="P2" draw:layer="layout" draw:type="line" svg:x1="8.015cm" svg:y1="11.003cm" svg:x2="9.013cm" svg:y2="11.001cm" draw:start-shape="id24" draw:start-glue-point="10" svg:d="M8015 11003l998-2" svg:viewBox="0 0 999 3">
          <text:p/>
        </draw:connector>
        <draw:connector draw:style-name="gr3" draw:text-style-name="P2" draw:layer="layout" draw:type="line" svg:x1="12.013cm" svg:y1="11.001cm" svg:x2="13.014cm" svg:y2="11.002cm" draw:end-shape="id25" draw:end-glue-point="6" svg:d="M12013 11001l1001 1" svg:viewBox="0 0 1002 2">
          <text:p/>
        </draw:connector>
        <draw:connector draw:style-name="gr3" draw:text-style-name="P2" draw:layer="layout" draw:type="line" svg:x1="16.014cm" svg:y1="11.002cm" svg:x2="17.013cm" svg:y2="11.001cm" draw:start-shape="id25" draw:start-glue-point="10" draw:end-shape="id26" draw:end-glue-point="3" svg:d="M16014 11002l999-1" svg:viewBox="0 0 1000 2">
          <text:p/>
        </draw:connector>
        <draw:custom-shape draw:style-name="gr8" draw:text-style-name="P1" draw:layer="layout" svg:width="3cm" svg:height="3cm" svg:x="9.013cm" svg:y="9.5cm">
          <text:p text:style-name="P1"><text:span text:style-name="T1">Écriture</text:span></text:p>
          <text:p text:style-name="P5">- date</text:p>
          <text:p text:style-name="P5">- auteur</text:p>
          <text:p text:style-name="P5">-ouvrage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cm" svg:height="0.962cm" svg:x="1.013cm" svg:y="9.001cm">
          <draw:text-box>
            <text:p>(7)</text:p>
          </draw:text-box>
        </draw:frame>
        <draw:frame draw:style-name="gr7" draw:text-style-name="P4" draw:layer="layout" svg:width="2cm" svg:height="0.962cm" svg:x="3.6cm" svg:y="10.001cm">
          <draw:text-box>
            <text:p text:style-name="P1">0, *</text:p>
          </draw:text-box>
        </draw:frame>
        <draw:frame draw:style-name="gr7" draw:text-style-name="P4" draw:layer="layout" svg:width="2cm" svg:height="0.962cm" svg:x="5.5cm" svg:y="6.001cm">
          <draw:text-box>
            <text:p text:style-name="P1">0, *</text:p>
          </draw:text-box>
        </draw:frame>
        <draw:frame draw:style-name="gr7" draw:text-style-name="P4" draw:layer="layout" svg:width="2cm" svg:height="0.962cm" svg:x="7.5cm" svg:y="10.001cm">
          <draw:text-box>
            <text:p text:style-name="P1">1, 1</text:p>
          </draw:text-box>
        </draw:frame>
        <draw:frame draw:style-name="gr7" draw:text-style-name="P4" draw:layer="layout" svg:width="2cm" svg:height="0.962cm" svg:x="11.6cm" svg:y="10.001cm">
          <draw:text-box>
            <text:p text:style-name="P1">1, 1</text:p>
          </draw:text-box>
        </draw:frame>
        <draw:frame draw:style-name="gr7" draw:text-style-name="P4" draw:layer="layout" svg:width="2cm" svg:height="0.962cm" svg:x="15.5cm" svg:y="10.001cm">
          <draw:text-box>
            <text:p text:style-name="P1">1, *</text:p>
          </draw:text-box>
        </draw:frame>
        <draw:custom-shape draw:style-name="gr9" draw:text-style-name="P1" xml:id="id27" draw:id="id27" draw:layer="layout" svg:width="3cm" svg:height="4cm" svg:x="1cm" svg:y="14.002cm">
          <text:p text:style-name="P1"><text:span text:style-name="T1">Personne</text:span></text:p>
          <text:p text:style-name="P5">- nom</text:p>
          <text:p text:style-name="P5">- prénom</text:p>
          <text:p text:style-name="P5">- date de</text:p>
          <text:p text:style-name="P5">naissance</text:p>
          <draw:enhanced-geometry svg:viewBox="0 0 21600 21600" draw:type="rectangle" draw:enhanced-path="M 0 0 L 21600 0 21600 21600 0 21600 0 0 Z N"/>
        </draw:custom-shape>
        <draw:custom-shape draw:style-name="gr8" draw:text-style-name="P1" xml:id="id30" draw:id="id30" draw:layer="layout" svg:width="3cm" svg:height="3cm" svg:x="17cm" svg:y="14.502cm">
          <text:p text:style-name="P1"><text:span text:style-name="T1">Exemplaire</text:span></text:p>
          <text:p text:style-name="P5">- numéro</text:p>
          <text:p text:style-name="P5">- imprimerie</text:p>
          <draw:enhanced-geometry svg:viewBox="0 0 21600 21600" draw:type="rectangle" draw:enhanced-path="M 0 0 L 21600 0 21600 21600 0 21600 0 0 Z N"/>
        </draw:custom-shape>
        <draw:custom-shape draw:style-name="gr10" draw:text-style-name="P1" xml:id="id29" draw:id="id29" draw:layer="layout" svg:width="3cm" svg:height="3cm" svg:x="13cm" svg:y="14.5cm">
          <text:p text:style-name="P1">Tirage</text:p>
          <text:p text:style-name="P1">- date de</text:p>
          <text:p text:style-name="P1">par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28" draw:id="id28" draw:layer="layout" svg:width="3cm" svg:height="3cm" svg:x="5cm" svg:y="14.5cm">
          <text:p text:style-name="P6"><text:span text:style-name="T1">Écriture</text:span></text:p>
          <text:p text:style-name="P7">- date</text:p>
          <text:p text:style-name="P7">- auteur</text:p>
          <text:p text:style-name="P7">-ouv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cm" svg:y1="16.002cm" svg:x2="5cm" svg:y2="16cm" draw:start-shape="id27" draw:start-glue-point="1" draw:end-shape="id28" draw:end-glue-point="6" svg:d="M4000 16002l1000-2" svg:viewBox="0 0 1001 3">
          <text:p/>
        </draw:connector>
        <draw:connector draw:style-name="gr3" draw:text-style-name="P2" draw:layer="layout" draw:type="line" svg:x1="8cm" svg:y1="16cm" svg:x2="9.013cm" svg:y2="16.002cm" draw:start-shape="id28" draw:start-glue-point="10" svg:d="M8000 16000l1013 2" svg:viewBox="0 0 1014 3">
          <text:p/>
        </draw:connector>
        <draw:connector draw:style-name="gr3" draw:text-style-name="P2" draw:layer="layout" draw:type="line" svg:x1="12.013cm" svg:y1="16.002cm" svg:x2="13cm" svg:y2="16cm" draw:end-shape="id29" draw:end-glue-point="6" svg:d="M12013 16002l987-2" svg:viewBox="0 0 988 3">
          <text:p/>
        </draw:connector>
        <draw:connector draw:style-name="gr3" draw:text-style-name="P2" draw:layer="layout" draw:type="line" svg:x1="16cm" svg:y1="16cm" svg:x2="17cm" svg:y2="16.002cm" draw:start-shape="id29" draw:start-glue-point="10" draw:end-shape="id30" draw:end-glue-point="3" svg:d="M16000 16000l1000 2" svg:viewBox="0 0 1001 3">
          <text:p/>
        </draw:connector>
        <draw:custom-shape draw:style-name="gr8" draw:text-style-name="P1" draw:layer="layout" svg:width="3cm" svg:height="3cm" svg:x="9cm" svg:y="14.501cm">
          <text:p text:style-name="P1"><text:span text:style-name="T1">Document</text:span></text:p>
          <text:p text:style-name="P5"><text:span text:style-name="T2">- titre</text:span></text:p>
          <text:p text:style-name="P5"><text:span text:style-name="T2">- genre</text:span>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2cm" svg:height="0.962cm" svg:x="1.013cm" svg:y="13.002cm">
          <draw:text-box>
            <text:p>(8)</text:p>
          </draw:text-box>
        </draw:frame>
        <draw:frame draw:style-name="gr7" draw:text-style-name="P4" draw:layer="layout" svg:width="2cm" svg:height="0.962cm" svg:x="3.6cm" svg:y="15.002cm">
          <draw:text-box>
            <text:p text:style-name="P1">0, *</text:p>
          </draw:text-box>
        </draw:frame>
        <draw:frame draw:style-name="gr7" draw:text-style-name="P4" draw:layer="layout" svg:width="2cm" svg:height="0.962cm" svg:x="7.5cm" svg:y="15.002cm">
          <draw:text-box>
            <text:p text:style-name="P1">1, *</text:p>
          </draw:text-box>
        </draw:frame>
        <draw:frame draw:style-name="gr7" draw:text-style-name="P4" draw:layer="layout" svg:width="2cm" svg:height="0.962cm" svg:x="11.6cm" svg:y="15.002cm">
          <draw:text-box>
            <text:p text:style-name="P1">1, *</text:p>
          </draw:text-box>
        </draw:frame>
        <draw:frame draw:style-name="gr7" draw:text-style-name="P4" draw:layer="layout" svg:width="2cm" svg:height="0.962cm" svg:x="15.5cm" svg:y="15.002cm">
          <draw:text-box>
            <text:p text:style-name="P1">1, 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1:03:45.206898145</meta:creation-date>
    <dc:date>2022-05-02T11:52:34.209814768</dc:date>
    <meta:editing-duration>PT48M45S</meta:editing-duration>
    <meta:editing-cycles>9</meta:editing-cycles>
    <meta:generator>LibreOffice/6.4.7.2$Linux_X86_64 LibreOffice_project/40$Build-2</meta:generator>
    <meta:document-statistic meta:object-count="82"/>
  </office:meta>
</office:document-meta>
</file>